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1H58M28.000S" table:style-name="ce9">
            <text:p>11:58:28</text:p>
          </table:table-cell>
          <table:table-cell office:value-type="string" table:style-name="ce12">
            <text:p>Last</text:p>
          </table:table-cell>
          <table:table-cell office:value-type="time" office:time-value="PT11H59M58.000S" table:style-name="ce9">
            <text:p>11:59:5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55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0.75" table:style-name="ce14">
            <text:p>30.8</text:p>
          </table:table-cell>
          <table:table-cell office:value-type="float" office:value="9.9250000000000007" table:style-name="ce14">
            <text:p>9.9</text:p>
          </table:table-cell>
          <table:table-cell office:value-type="float" office:value="7.5000000000000011E-2" table:style-name="ce14">
            <text:p>0.1</text:p>
          </table:table-cell>
          <table:table-cell office:value-type="float" office:value="59.225000000000001" table:style-name="ce14">
            <text:p>59.2</text:p>
          </table:table-cell>
          <table:table-cell office:value-type="float" office:value="40.674999999999997" table:style-name="ce14">
            <text:p>40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399999999999999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2.400000000000006" table:style-name="ce14">
            <text:p>72.4</text:p>
          </table:table-cell>
          <table:table-cell office:value-type="float" office:value="20.8" table:style-name="ce14">
            <text:p>20.8</text:p>
          </table:table-cell>
          <table:table-cell office:value-type="float" office:value="0.2" table:style-name="ce14">
            <text:p>0.2</text:p>
          </table:table-cell>
          <table:table-cell office:value-type="float" office:value="98" table:style-name="ce14">
            <text:p>98.0</text:p>
          </table:table-cell>
          <table:table-cell office:value-type="float" office:value="87.5" table:style-name="ce14">
            <text:p>87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627H59M58.000S" table:style-name="ce9">
            <text:p>11:59:5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3544715447154472" table:style-name="ce14">
            <text:p>2.4</text:p>
          </table:table-cell>
          <table:table-cell office:value-type="float" office:value="2.0957178841309823" table:style-name="ce14">
            <text:p>2.1</text:p>
          </table:table-cell>
          <table:table-cell office:value-type="float" office:value="2.6666666666666665" table:style-name="ce14">
            <text:p>2.7</text:p>
          </table:table-cell>
          <table:table-cell office:value-type="float" office:value="1.6547066272688897" table:style-name="ce14">
            <text:p>1.7</text:p>
          </table:table-cell>
          <table:table-cell office:value-type="float" office:value="2.1511985248924401" table:style-name="ce14">
            <text:p>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9.6000000000000002E-2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2.738" table:style-name="ce13">
            <text:p>1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7.2322921846042579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16T00:00:00" table:style-name="ce5">
            <text:p>16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58.270S" table:style-name="ce6">
            <text:p>00:11: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72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1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4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88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1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74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14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1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47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5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74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48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9415 0 9971 726327 7060 0 36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7624 0 2340 180810 1204 0 18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8223 0 3053 179149 3309 0 6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6679 0 2380 183935 583 0 54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6887 0 2196 182432 1963 0 66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13655 52 459 0 0 0 0 2 0 1 0 0 0 360 0 16219 68 0 0 0 0 0 0 0 22 0 0 0 0 0 0 0 0 12712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5249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877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5512031 0 347097 36760 4770655 16261 0 436 107890 227 232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775568804 4725955 <text:s text:c="3"/>0 <text:s text:c="3"/>0 <text:s text:c="3"/>0 <text:s text:c="4"/>0 <text:s text:c="9"/>0 <text:s text:c="8"/>0 2775568804 472595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0602754 <text:s text:c="2"/>66709 <text:s text:c="3"/>0 <text:s text:c="2"/>15 <text:s text:c="3"/>0 <text:s text:c="4"/>0 <text:s text:c="9"/>0 <text:s text:c="8"/>0 115197206 <text:s text:c="2"/>9575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491 5995 677038 162752 4727 124234 1034784 1362716 0 76556 1527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388 5965 675986 162104 4724 124234 1034784 1362680 0 76388 1526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8 0 0 0 0 0 88 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49 116935 21 19 4 58 28 30 20 0 1 0 4 2932736 398 4294967295 2203648 2303484 0 0 0 0 0 4096 536946211 4294967295 0 0 0 2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8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6710 errors:0 dropped:1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575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602832 (10.6 MB) <text:s/>TX bytes:115197206 (115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72595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72595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775568804 (2.7 GB) <text:s/>TX bytes:2775568804 (2.7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7 <text:s text:c="5"/>2953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0.9" table:style-name="ce1">
            <text:p>2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15.1" table:style-name="ce1">
            <text:p>15.1</text:p>
          </table:table-cell>
          <table:table-cell office:value-type="float" office:value="0.1" table:style-name="ce1">
            <text:p>0.1</text:p>
          </table:table-cell>
          <table:table-cell office:value-type="float" office:value="12.3" table:style-name="ce1">
            <text:p>12.3</text:p>
          </table:table-cell>
          <table:table-cell office:value-type="float" office:value="87.5" table:style-name="ce1">
            <text:p>87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1.4" table:style-name="ce1">
            <text:p>31.4</text:p>
          </table:table-cell>
          <table:table-cell office:value-type="float" office:value="20.8" table:style-name="ce1">
            <text:p>20.8</text:p>
          </table:table-cell>
          <table:table-cell office:value-type="float" office:value="0.2" table:style-name="ce1">
            <text:p>0.2</text:p>
          </table:table-cell>
          <table:table-cell office:value-type="float" office:value="47.6" table:style-name="ce1">
            <text:p>47.6</text:p>
          </table:table-cell>
          <table:table-cell office:value-type="float" office:value="52.2" table:style-name="ce1">
            <text:p>5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75" table:style-name="ce1">
            <text:p>30.75</text:p>
          </table:table-cell>
          <table:table-cell office:value-type="float" office:value="9.9250000000000007" table:style-name="ce1">
            <text:p>9.925</text:p>
          </table:table-cell>
          <table:table-cell office:value-type="float" office:value="7.5000000000000011E-2" table:style-name="ce1">
            <text:p>0.075</text:p>
          </table:table-cell>
          <table:table-cell office:value-type="float" office:value="59.225000000000001" table:style-name="ce1">
            <text:p>59.225</text:p>
          </table:table-cell>
          <table:table-cell office:value-type="float" office:value="40.674999999999997" table:style-name="ce1">
            <text:p>40.67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1.725000000000001" table:style-name="ce11">
            <text:p>31.7</text:p>
          </table:table-cell>
          <table:table-cell office:value-type="float" office:value="9.4250000000000007" table:style-name="ce11">
            <text:p>9.4</text:p>
          </table:table-cell>
          <table:table-cell office:value-type="float" office:value="0.17499999999999999" table:style-name="ce11">
            <text:p>0.2</text:p>
          </table:table-cell>
          <table:table-cell office:value-type="float" office:value="58.675000000000004" table:style-name="ce11">
            <text:p>5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3.125" table:style-name="ce11">
            <text:p>33.1</text:p>
          </table:table-cell>
          <table:table-cell office:value-type="float" office:value="11.149999999999999" table:style-name="ce11">
            <text:p>11.2</text:p>
          </table:table-cell>
          <table:table-cell office:value-type="float" office:value="0.42500000000000004" table:style-name="ce11">
            <text:p>0.4</text:p>
          </table:table-cell>
          <table:table-cell office:value-type="float" office:value="55.224999999999994" table:style-name="ce11">
            <text:p>5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2.9" table:style-name="ce11">
            <text:p>32.9</text:p>
          </table:table-cell>
          <table:table-cell office:value-type="float" office:value="10.4" table:style-name="ce11">
            <text:p>10.4</text:p>
          </table:table-cell>
          <table:table-cell office:value-type="float" office:value="0.15" table:style-name="ce11">
            <text:p>0.2</text:p>
          </table:table-cell>
          <table:table-cell office:value-type="float" office:value="56.550000000000004" table:style-name="ce11">
            <text:p>56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2.5" table:style-name="ce11">
            <text:p>32.5</text:p>
          </table:table-cell>
          <table:table-cell office:value-type="float" office:value="9.2249999999999996" table:style-name="ce11">
            <text:p>9.2</text:p>
          </table:table-cell>
          <table:table-cell office:value-type="float" office:value="0.32500000000000001" table:style-name="ce11">
            <text:p>0.3</text:p>
          </table:table-cell>
          <table:table-cell office:value-type="float" office:value="58.000000000000007" table:style-name="ce11">
            <text:p>58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0" table:style-name="ce1">
            <text:p>0</text:p>
          </table:table-cell>
          <table:table-cell office:value-type="float" office:value="37.4" table:style-name="ce1">
            <text:p>37.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3.2" table:style-name="ce1">
            <text:p>3.2</text:p>
          </table:table-cell>
          <table:table-cell office:value-type="float" office:value="1292.4000000000001" table:style-name="ce1">
            <text:p>1292.4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0" table:style-name="ce1">
            <text:p>0</text:p>
          </table:table-cell>
          <table:table-cell office:value-type="float" office:value="3094.8" table:style-name="ce1">
            <text:p>3094.8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8" table:formula="msoxl:=AVERAGE(B2:B5)" table:style-name="ce8">
            <text:p>0.8</text:p>
          </table:table-cell>
          <table:table-cell office:value-type="float" office:value="1106.1500000000001" table:formula="msoxl:=AVERAGE(C2:C5)" table:style-name="ce8">
            <text:p>1106.2</text:p>
          </table:table-cell>
          <table:table-cell office:value-type="float" office:value="6.55" table:formula="msoxl:=AVERAGE(D2:D5)" table:style-name="ce8">
            <text:p>6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000000000000004" table:formula="msoxl:=IF(B7=0,0,MAX(SUMPRODUCT(B2:B5,B2:B5)/SUM(B2:B5)-B7,0))" table:style-name="ce8">
            <text:p>2.4</text:p>
          </table:table-cell>
          <table:table-cell office:value-type="float" office:value="1436.3360009944399" table:formula="msoxl:=IF(C7=0,0,MAX(SUMPRODUCT(C2:C5,C2:C5)/SUM(C2:C5)-C7,0))" table:style-name="ce8">
            <text:p>1436.3</text:p>
          </table:table-cell>
          <table:table-cell office:value-type="float" office:value="7.3660305343511423" table:formula="msoxl:=IF(D7=0,0,MAX(SUMPRODUCT(D2:D5,D2:D5)/SUM(D2:D5)-D7,0))" table:style-name="ce8">
            <text:p>7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552.31399900556016" table:formula="msoxl:=ABS(MAX(C2:C5)-C7-C8)" table:style-name="ce8">
            <text:p>552.3</text:p>
          </table:table-cell>
          <table:table-cell office:value-type="float" office:value="3.4839694656488556" table:formula="msoxl:=ABS(MAX(D2:D5)-D7-D8)" table:style-name="ce8">
            <text:p>3.5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" table:style-name="ce1">
            <text:p>70</text:p>
          </table:table-cell>
          <table:table-cell table:number-columns-repeated="1612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164.7" table:style-name="ce1">
            <text:p>164.7</text:p>
          </table:table-cell>
          <table:table-cell office:value-type="float" office:value="164.7" table:style-name="ce1">
            <text:p>16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9.4" table:style-name="ce1">
            <text:p>329.4</text:p>
          </table:table-cell>
          <table:table-cell table:number-columns-repeated="1612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177.2" table:style-name="ce1">
            <text:p>177.2</text:p>
          </table:table-cell>
          <table:table-cell office:value-type="float" office:value="177.2" table:style-name="ce1">
            <text:p>1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4.4" table:style-name="ce1">
            <text:p>354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4.224999999999994" table:formula="msoxl:=AVERAGE(B2:B5)" table:style-name="ce8">
            <text:p>94.2</text:p>
          </table:table-cell>
          <table:table-cell office:value-type="float" office:value="94.224999999999994" table:formula="msoxl:=AVERAGE(C2:C5)" table:style-name="ce8">
            <text:p>94.2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4.307581586627748" table:formula="msoxl:=IF(B7=0,0,MAX(SUMPRODUCT(B2:B5,B2:B5)/SUM(B2:B5)-B7,0))" table:style-name="ce8">
            <text:p>64.3</text:p>
          </table:table-cell>
          <table:table-cell office:value-type="float" office:value="64.307581586627748" table:formula="msoxl:=IF(C7=0,0,MAX(SUMPRODUCT(C2:C5,C2:C5)/SUM(C2:C5)-C7,0))" table:style-name="ce8">
            <text:p>64.3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.667418413372246" table:formula="msoxl:=ABS(MAX(B2:B5)-B7-B8)" table:style-name="ce8">
            <text:p>18.7</text:p>
          </table:table-cell>
          <table:table-cell office:value-type="float" office:value="18.667418413372246" table:formula="msoxl:=ABS(MAX(C2:C5)-C7-C8)" table:style-name="ce8">
            <text:p>18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8.53258158662774" table:formula="msoxl:=B7+ B8" table:style-name="ce8">
            <text:p>158.5</text:p>
          </table:table-cell>
          <table:table-cell office:value-type="float" office:value="158.53258158662774" table:formula="msoxl:=C7+ C8" table:style-name="ce8">
            <text:p>158.5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1.8" table:style-name="ce1">
            <text:p>1.8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5" table:style-name="ce1">
            <text:p>3.5</text:p>
          </table:table-cell>
          <table:table-cell table:number-columns-repeated="1612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425" table:formula="msoxl:=AVERAGE(B2:B5)" table:style-name="ce8">
            <text:p>1.4</text:p>
          </table:table-cell>
          <table:table-cell office:value-type="float" office:value="1.4" table:formula="msoxl:=AVERAGE(C2:C5)" table:style-name="ce8">
            <text:p>1.4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785087719298242" table:formula="msoxl:=IF(B7=0,0,MAX(SUMPRODUCT(B2:B5,B2:B5)/SUM(B2:B5)-B7,0))" table:style-name="ce8">
            <text:p>1.7</text:p>
          </table:table-cell>
          <table:table-cell office:value-type="float" office:value="1.6964285714285716" table:formula="msoxl:=IF(C7=0,0,MAX(SUMPRODUCT(C2:C5,C2:C5)/SUM(C2:C5)-C7,0))" table:style-name="ce8">
            <text:p>1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9649122807017583" table:formula="msoxl:=ABS(MAX(B2:B5)-B7-B8)" table:style-name="ce8">
            <text:p>0.7</text:p>
          </table:table-cell>
          <table:table-cell office:value-type="float" office:value="0.70357142857142829" table:formula="msoxl:=ABS(MAX(C2:C5)-C7-C8)" table:style-name="ce8">
            <text:p>0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1035087719298242" table:formula="msoxl:=B7+ B8" table:style-name="ce8">
            <text:p>3.1</text:p>
          </table:table-cell>
          <table:table-cell office:value-type="float" office:value="3.0964285714285715" table:formula="msoxl:=C7+ C8" table:style-name="ce8">
            <text:p>3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4" table:formula="msoxl:=AVERAGE(B2:B5)" table:style-name="ce8">
            <text:p>0.4</text:p>
          </table:table-cell>
          <table:table-cell office:value-type="float" office:value="0.4" table:formula="msoxl:=AVERAGE(C2:C5)" table:style-name="ce8">
            <text:p>0.4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000000000000002" table:formula="msoxl:=IF(B7=0,0,MAX(SUMPRODUCT(B2:B5,B2:B5)/SUM(B2:B5)-B7,0))" table:style-name="ce8">
            <text:p>1.2</text:p>
          </table:table-cell>
          <table:table-cell office:value-type="float" office:value="1.2000000000000002" table:formula="msoxl:=IF(C7=0,0,MAX(SUMPRODUCT(C2:C5,C2:C5)/SUM(C2:C5)-C7,0))" table:style-name="ce8">
            <text:p>1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.6" table:formula="msoxl:=B7+ B8" table:style-name="ce8">
            <text:p>1.6</text:p>
          </table:table-cell>
          <table:table-cell office:value-type="float" office:value="1.6" table:formula="msoxl:=C7+ C8" table:style-name="ce8">
            <text:p>1.6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8.7" table:style-name="ce1">
            <text:p>18.7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.4" table:style-name="ce1">
            <text:p>37.4</text:p>
          </table:table-cell>
          <table:table-cell table:number-columns-repeated="1612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646.20000000000005" table:style-name="ce1">
            <text:p>646.2</text:p>
          </table:table-cell>
          <table:table-cell office:value-type="float" office:value="646.20000000000005" table:style-name="ce1">
            <text:p>64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92.4000000000001" table:style-name="ce1">
            <text:p>1292.4</text:p>
          </table:table-cell>
          <table:table-cell table:number-columns-repeated="1612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1547.4" table:style-name="ce1">
            <text:p>1547.4</text:p>
          </table:table-cell>
          <table:table-cell office:value-type="float" office:value="1547.4" table:style-name="ce1">
            <text:p>154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94.8" table:style-name="ce1">
            <text:p>309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53.07500000000005" table:formula="msoxl:=AVERAGE(B2:B5)" table:style-name="ce8">
            <text:p>553.1</text:p>
          </table:table-cell>
          <table:table-cell office:value-type="float" office:value="553.07500000000005" table:formula="msoxl:=AVERAGE(C2:C5)" table:style-name="ce8">
            <text:p>553.1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18.16800049721996" table:formula="msoxl:=IF(B7=0,0,MAX(SUMPRODUCT(B2:B5,B2:B5)/SUM(B2:B5)-B7,0))" table:style-name="ce8">
            <text:p>718.2</text:p>
          </table:table-cell>
          <table:table-cell office:value-type="float" office:value="718.16800049721996" table:formula="msoxl:=IF(C7=0,0,MAX(SUMPRODUCT(C2:C5,C2:C5)/SUM(C2:C5)-C7,0))" table:style-name="ce8">
            <text:p>718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6.15699950278008" table:formula="msoxl:=ABS(MAX(B2:B5)-B7-B8)" table:style-name="ce8">
            <text:p>276.2</text:p>
          </table:table-cell>
          <table:table-cell office:value-type="float" office:value="276.15699950278008" table:formula="msoxl:=ABS(MAX(C2:C5)-C7-C8)" table:style-name="ce8">
            <text:p>276.2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71.24300049722" table:formula="msoxl:=B7+ B8" table:style-name="ce8">
            <text:p>1271.2</text:p>
          </table:table-cell>
          <table:table-cell office:value-type="float" office:value="1271.24300049722" table:formula="msoxl:=C7+ C8" table:style-name="ce8">
            <text:p>1271.2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2749999999999999" table:formula="msoxl:=AVERAGE(B2:B5)" table:style-name="ce8">
            <text:p>3.3</text:p>
          </table:table-cell>
          <table:table-cell office:value-type="float" office:value="3.2749999999999999" table:formula="msoxl:=AVERAGE(C2:C5)" table:style-name="ce8">
            <text:p>3.3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6830152671755712" table:formula="msoxl:=IF(B7=0,0,MAX(SUMPRODUCT(B2:B5,B2:B5)/SUM(B2:B5)-B7,0))" table:style-name="ce8">
            <text:p>3.7</text:p>
          </table:table-cell>
          <table:table-cell office:value-type="float" office:value="3.6830152671755712" table:formula="msoxl:=IF(C7=0,0,MAX(SUMPRODUCT(C2:C5,C2:C5)/SUM(C2:C5)-C7,0))" table:style-name="ce8">
            <text:p>3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419847328244278" table:formula="msoxl:=ABS(MAX(B2:B5)-B7-B8)" table:style-name="ce8">
            <text:p>1.7</text:p>
          </table:table-cell>
          <table:table-cell office:value-type="float" office:value="1.7419847328244278" table:formula="msoxl:=ABS(MAX(C2:C5)-C7-C8)" table:style-name="ce8">
            <text:p>1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9580152671755711" table:formula="msoxl:=B7+ B8" table:style-name="ce8">
            <text:p>7.0</text:p>
          </table:table-cell>
          <table:table-cell office:value-type="float" office:value="6.9580152671755711" table:formula="msoxl:=C7+ C8" table:style-name="ce8">
            <text:p>7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25" table:formula="msoxl:=AVERAGE(B2:B5)" table:style-name="ce8">
            <text:p>56.6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1611479028586018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7408388520971414" table:formula="msoxl:=ABS(MAX(B2:B5)-B7-B8)" table:style-name="ce8">
            <text:p>0.4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3.6000000000004" table:style-name="ce1">
            <text:p>4563.6</text:p>
          </table:table-cell>
          <table:table-cell office:value-type="float" office:value="3854.9" table:style-name="ce1">
            <text:p>3854.9</text:p>
          </table:table-cell>
          <table:table-cell office:value-type="float" office:value="708.7" table:style-name="ce1">
            <text:p>708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8" table:style-name="ce1">
            <text:p>678</text:p>
          </table:table-cell>
          <table:table-cell office:value-type="float" office:value="2039.8" table:style-name="ce1">
            <text:p>2039.8</text:p>
          </table:table-cell>
          <table:table-cell office:value-type="float" office:value="-1" table:style-name="ce1">
            <text:p>-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411.5" table:style-name="ce1">
            <text:p>411.5</text:p>
          </table:table-cell>
          <table:table-cell table:number-columns-repeated="1636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38.8999999999996" table:style-name="ce1">
            <text:p>4538.9</text:p>
          </table:table-cell>
          <table:table-cell office:value-type="float" office:value="3831.8" table:style-name="ce1">
            <text:p>3831.8</text:p>
          </table:table-cell>
          <table:table-cell office:value-type="float" office:value="707" table:style-name="ce1">
            <text:p>70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3.4" table:style-name="ce1">
            <text:p>693.4</text:p>
          </table:table-cell>
          <table:table-cell office:value-type="float" office:value="2052.6" table:style-name="ce1">
            <text:p>2052.6</text:p>
          </table:table-cell>
          <table:table-cell office:value-type="float" office:value="-1" table:style-name="ce1">
            <text:p>-1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422.8" table:style-name="ce1">
            <text:p>422.8</text:p>
          </table:table-cell>
          <table:table-cell table:number-columns-repeated="1636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5.3999999999996" table:style-name="ce1">
            <text:p>4445.4</text:p>
          </table:table-cell>
          <table:table-cell office:value-type="float" office:value="3749.9" table:style-name="ce1">
            <text:p>3749.9</text:p>
          </table:table-cell>
          <table:table-cell office:value-type="float" office:value="695.5" table:style-name="ce1">
            <text:p>69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9.3" table:style-name="ce1">
            <text:p>719.3</text:p>
          </table:table-cell>
          <table:table-cell office:value-type="float" office:value="2118.3000000000002" table:style-name="ce1">
            <text:p>2118.3</text:p>
          </table:table-cell>
          <table:table-cell office:value-type="float" office:value="-1" table:style-name="ce1">
            <text:p>-1</text:p>
          </table:table-cell>
          <table:table-cell office:value-type="float" office:value="41.5" table:style-name="ce1">
            <text:p>41.5</text:p>
          </table:table-cell>
          <table:table-cell office:value-type="float" office:value="0" table:style-name="ce1">
            <text:p>0</text:p>
          </table:table-cell>
          <table:table-cell office:value-type="float" office:value="437.9" table:style-name="ce1">
            <text:p>437.9</text:p>
          </table:table-cell>
          <table:table-cell table:number-columns-repeated="1636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1.1000000000004" table:style-name="ce1">
            <text:p>4491.1</text:p>
          </table:table-cell>
          <table:table-cell office:value-type="float" office:value="3786.1" table:style-name="ce1">
            <text:p>3786.1</text:p>
          </table:table-cell>
          <table:table-cell office:value-type="float" office:value="705" table:style-name="ce1">
            <text:p>70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1.9" table:style-name="ce1">
            <text:p>681.9</text:p>
          </table:table-cell>
          <table:table-cell office:value-type="float" office:value="2104.6999999999998" table:style-name="ce1">
            <text:p>2104.7</text:p>
          </table:table-cell>
          <table:table-cell office:value-type="float" office:value="-1" table:style-name="ce1">
            <text:p>-1</text:p>
          </table:table-cell>
          <table:table-cell office:value-type="float" office:value="41.6" table:style-name="ce1">
            <text:p>41.6</text:p>
          </table:table-cell>
          <table:table-cell office:value-type="float" office:value="0" table:style-name="ce1">
            <text:p>0</text:p>
          </table:table-cell>
          <table:table-cell office:value-type="float" office:value="414.9" table:style-name="ce1">
            <text:p>414.9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249.7" table:style-name="ce1">
            <text:p>1249.7</text:p>
          </table:table-cell>
          <table:table-cell office:value-type="float" office:value="83" table:style-name="ce1">
            <text:p>83</text:p>
          </table:table-cell>
          <table:table-cell office:value-type="float" office:value="1249.7" table:style-name="ce1">
            <text:p>1249.7</text:p>
          </table:table-cell>
          <table:table-cell office:value-type="float" office:value="418.1" table:style-name="ce1">
            <text:p>418.1</text:p>
          </table:table-cell>
          <table:table-cell office:value-type="float" office:value="2499.4" table:style-name="ce1">
            <text:p>2499.4</text:p>
          </table:table-cell>
          <table:table-cell office:value-type="float" office:value="501.1" table:style-name="ce1">
            <text:p>501.1</text:p>
          </table:table-cell>
          <table:table-cell office:value-type="float" office:value="1332.7" table:style-name="ce1">
            <text:p>1332.7</text:p>
          </table:table-cell>
          <table:table-cell office:value-type="float" office:value="-1667.8000000000002" table:style-name="ce1">
            <text:p>-1667.8</text:p>
          </table:table-cell>
          <table:table-cell table:number-columns-repeated="16375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4372" table:style-name="ce1">
            <text:p>4372</text:p>
          </table:table-cell>
          <table:table-cell office:value-type="float" office:value="129.80000000000001" table:style-name="ce1">
            <text:p>129.8</text:p>
          </table:table-cell>
          <table:table-cell office:value-type="float" office:value="4372" table:style-name="ce1">
            <text:p>4372</text:p>
          </table:table-cell>
          <table:table-cell office:value-type="float" office:value="1080.5999999999999" table:style-name="ce1">
            <text:p>1080.6</text:p>
          </table:table-cell>
          <table:table-cell office:value-type="float" office:value="8744" table:style-name="ce1">
            <text:p>8744</text:p>
          </table:table-cell>
          <table:table-cell office:value-type="float" office:value="1210.3999999999999" table:style-name="ce1">
            <text:p>1210.4</text:p>
          </table:table-cell>
          <table:table-cell office:value-type="float" office:value="4501.8" table:style-name="ce1">
            <text:p>4501.8</text:p>
          </table:table-cell>
          <table:table-cell office:value-type="float" office:value="-5452.6" table:style-name="ce1">
            <text:p>-5452.6</text:p>
          </table:table-cell>
          <table:table-cell table:number-columns-repeated="16375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1997" table:style-name="ce1">
            <text:p>1997</text:p>
          </table:table-cell>
          <table:table-cell office:value-type="float" office:value="42.3" table:style-name="ce1">
            <text:p>42.3</text:p>
          </table:table-cell>
          <table:table-cell office:value-type="float" office:value="1997" table:style-name="ce1">
            <text:p>1997</text:p>
          </table:table-cell>
          <table:table-cell office:value-type="float" office:value="477.1" table:style-name="ce1">
            <text:p>477.1</text:p>
          </table:table-cell>
          <table:table-cell office:value-type="float" office:value="3994" table:style-name="ce1">
            <text:p>3994</text:p>
          </table:table-cell>
          <table:table-cell office:value-type="float" office:value="519.4" table:style-name="ce1">
            <text:p>519.4</text:p>
          </table:table-cell>
          <table:table-cell office:value-type="float" office:value="2039.3" table:style-name="ce1">
            <text:p>2039.3</text:p>
          </table:table-cell>
          <table:table-cell office:value-type="float" office:value="-2474.1" table:style-name="ce1">
            <text:p>-2474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904.675" table:formula="msoxl:=AVERAGE(B2:B5)" table:style-name="ce8">
            <text:p>1904.7</text:p>
          </table:table-cell>
          <table:table-cell office:value-type="float" office:value="63.95" table:formula="msoxl:=AVERAGE(C2:C5)" table:style-name="ce8">
            <text:p>64.0</text:p>
          </table:table-cell>
          <table:table-cell office:value-type="float" office:value="1904.675" table:formula="msoxl:=AVERAGE(D2:D5)" table:style-name="ce8">
            <text:p>1904.7</text:p>
          </table:table-cell>
          <table:table-cell office:value-type="float" office:value="494" table:formula="msoxl:=AVERAGE(E2:E5)" table:style-name="ce8">
            <text:p>494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32.6414831270429" table:formula="msoxl:=IF(B7=0,0,MAX(SUMPRODUCT(B2:B5,B2:B5)/SUM(B2:B5)-B7,0))" table:style-name="ce8">
            <text:p>1332.6</text:p>
          </table:table-cell>
          <table:table-cell office:value-type="float" office:value="35.842103205629414" table:formula="msoxl:=IF(C7=0,0,MAX(SUMPRODUCT(C2:C5,C2:C5)/SUM(C2:C5)-C7,0))" table:style-name="ce8">
            <text:p>35.8</text:p>
          </table:table-cell>
          <table:table-cell office:value-type="float" office:value="1332.6414831270429" table:formula="msoxl:=IF(D7=0,0,MAX(SUMPRODUCT(D2:D5,D2:D5)/SUM(D2:D5)-D7,0))" table:style-name="ce8">
            <text:p>1332.6</text:p>
          </table:table-cell>
          <table:table-cell office:value-type="float" office:value="300.59940283400806" table:formula="msoxl:=IF(E7=0,0,MAX(SUMPRODUCT(E2:E5,E2:E5)/SUM(E2:E5)-E7,0))" table:style-name="ce8">
            <text:p>300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34.6835168729569" table:formula="msoxl:=ABS(MAX(B2:B5)-B7-B8)" table:style-name="ce8">
            <text:p>1134.7</text:p>
          </table:table-cell>
          <table:table-cell office:value-type="float" office:value="30.007896794370595" table:formula="msoxl:=ABS(MAX(C2:C5)-C7-C8)" table:style-name="ce8">
            <text:p>30.0</text:p>
          </table:table-cell>
          <table:table-cell office:value-type="float" office:value="1134.6835168729569" table:formula="msoxl:=ABS(MAX(D2:D5)-D7-D8)" table:style-name="ce8">
            <text:p>1134.7</text:p>
          </table:table-cell>
          <table:table-cell office:value-type="float" office:value="286.00059716599185" table:formula="msoxl:=ABS(MAX(E2:E5)-E7-E8)" table:style-name="ce8">
            <text:p>286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4247.5" table:style-name="ce1">
            <text:p>4247.5</text:p>
          </table:table-cell>
          <table:table-cell office:value-type="float" office:value="297.3" table:style-name="ce1">
            <text:p>297.3</text:p>
          </table:table-cell>
          <table:table-cell office:value-type="float" office:value="4247.5" table:style-name="ce1">
            <text:p>4247.5</text:p>
          </table:table-cell>
          <table:table-cell office:value-type="float" office:value="530.70000000000005" table:style-name="ce1">
            <text:p>530.7</text:p>
          </table:table-cell>
          <table:table-cell table:number-columns-repeated="16379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18669.400000000001" table:style-name="ce1">
            <text:p>18669.4</text:p>
          </table:table-cell>
          <table:table-cell office:value-type="float" office:value="547.20000000000005" table:style-name="ce1">
            <text:p>547.2</text:p>
          </table:table-cell>
          <table:table-cell office:value-type="float" office:value="18669.400000000001" table:style-name="ce1">
            <text:p>18669.4</text:p>
          </table:table-cell>
          <table:table-cell office:value-type="float" office:value="1053.3" table:style-name="ce1">
            <text:p>1053.3</text:p>
          </table:table-cell>
          <table:table-cell table:number-columns-repeated="16379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7971.3" table:style-name="ce1">
            <text:p>7971.3</text:p>
          </table:table-cell>
          <table:table-cell office:value-type="float" office:value="219.2" table:style-name="ce1">
            <text:p>219.2</text:p>
          </table:table-cell>
          <table:table-cell office:value-type="float" office:value="7971.3" table:style-name="ce1">
            <text:p>7971.3</text:p>
          </table:table-cell>
          <table:table-cell office:value-type="float" office:value="439.2" table:style-name="ce1">
            <text:p>439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22.05" table:formula="msoxl:=AVERAGE(B2:B5)" table:style-name="ce8">
            <text:p>7722.1</text:p>
          </table:table-cell>
          <table:table-cell office:value-type="float" office:value="268.65000000000003" table:formula="msoxl:=AVERAGE(C2:C5)" table:style-name="ce8">
            <text:p>268.7</text:p>
          </table:table-cell>
          <table:table-cell office:value-type="float" office:value="7722.05" table:formula="msoxl:=AVERAGE(D2:D5)" table:style-name="ce8">
            <text:p>7722.1</text:p>
          </table:table-cell>
          <table:table-cell office:value-type="float" office:value="506.02500000000003" table:formula="msoxl:=AVERAGE(E2:E5)" table:style-name="ce8">
            <text:p>506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03.3123163538194" table:formula="msoxl:=IF(B7=0,0,MAX(SUMPRODUCT(B2:B5,B2:B5)/SUM(B2:B5)-B7,0))" table:style-name="ce8">
            <text:p>6203.3</text:p>
          </table:table-cell>
          <table:table-cell office:value-type="float" office:value="137.06615484831565" table:formula="msoxl:=IF(C7=0,0,MAX(SUMPRODUCT(C2:C5,C2:C5)/SUM(C2:C5)-C7,0))" table:style-name="ce8">
            <text:p>137.1</text:p>
          </table:table-cell>
          <table:table-cell office:value-type="float" office:value="6203.3123163538194" table:formula="msoxl:=IF(D7=0,0,MAX(SUMPRODUCT(D2:D5,D2:D5)/SUM(D2:D5)-D7,0))" table:style-name="ce8">
            <text:p>6203.3</text:p>
          </table:table-cell>
          <table:table-cell office:value-type="float" office:value="276.53556024899939" table:formula="msoxl:=IF(E7=0,0,MAX(SUMPRODUCT(E2:E5,E2:E5)/SUM(E2:E5)-E7,0))" table:style-name="ce8">
            <text:p>27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44.0376836461828" table:formula="msoxl:=ABS(MAX(B2:B5)-B7-B8)" table:style-name="ce8">
            <text:p>4744.0</text:p>
          </table:table-cell>
          <table:table-cell office:value-type="float" office:value="141.48384515168436" table:formula="msoxl:=ABS(MAX(C2:C5)-C7-C8)" table:style-name="ce8">
            <text:p>141.5</text:p>
          </table:table-cell>
          <table:table-cell office:value-type="float" office:value="4744.0376836461828" table:formula="msoxl:=ABS(MAX(D2:D5)-D7-D8)" table:style-name="ce8">
            <text:p>4744.0</text:p>
          </table:table-cell>
          <table:table-cell office:value-type="float" office:value="270.73943975100048" table:formula="msoxl:=ABS(MAX(E2:E5)-E7-E8)" table:style-name="ce8">
            <text:p>270.7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5509" table:style-name="ce1">
            <text:p>55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2587.7" table:style-name="ce1">
            <text:p>2258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.8" table:style-name="ce1">
            <text:p>1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9698.7999999999993" table:style-name="ce1">
            <text:p>969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4" table:style-name="ce1">
            <text:p>3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7" table:style-name="ce1">
            <text:p>457</text:p>
          </table:table-cell>
          <table:table-cell office:value-type="float" office:value="-1" table:style-name="ce1">
            <text:p>-1</text:p>
          </table:table-cell>
          <table:table-cell office:value-type="float" office:value="7702" table:style-name="ce1">
            <text:p>7702</text:p>
          </table:table-cell>
          <table:table-cell office:value-type="float" office:value="411" table:style-name="ce1">
            <text:p>411</text:p>
          </table:table-cell>
          <table:table-cell office:value-type="float" office:value="-1" table:style-name="ce1">
            <text:p>-1</text:p>
          </table:table-cell>
          <table:table-cell office:value-type="float" office:value="184015" table:style-name="ce1">
            <text:p>1840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89" table:style-name="ce1">
            <text:p>1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6" table:style-name="ce1">
            <text:p>1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-6390" table:style-name="ce1">
            <text:p>-63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4016" table:style-name="ce1">
            <text:p>-184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5" table:style-name="ce1">
            <text:p>-335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table:number-columns-repeated="16346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3" table:style-name="ce1">
            <text:p>1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1" table:style-name="ce1">
            <text:p>-2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8" table:style-name="ce1">
            <text:p>-258</text:p>
          </table:table-cell>
          <table:table-cell office:value-type="float" office:value="0" table:style-name="ce1">
            <text:p>0</text:p>
          </table:table-cell>
          <table:table-cell office:value-type="float" office:value="6435" table:style-name="ce1">
            <text:p>6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1" table:style-name="ce1">
            <text:p>-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9" table:style-name="ce1">
            <text:p>-49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58M28.000S" table:style-name="ce9">
            <text:p>11:58:2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58M28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58M58.000S" table:style-name="ce9">
            <text:p>11:58:5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58M58.000S" table:style-name="ce10">
            <text:p>11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59M28.000S" table:style-name="ce9">
            <text:p>11:59:2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59M28.000S" table:style-name="ce10">
            <text:p>11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59M58.000S" table:style-name="ce9">
            <text:p>11:59:58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7H59M58.000S" table:style-name="ce10">
            <text:p>11:5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89.5" table:style-name="ce1">
            <text:p>89.5</text:p>
          </table:table-cell>
          <table:table-cell office:value-type="float" office:value="9.8999999999999986" table:style-name="ce1">
            <text:p>9.9</text:p>
          </table:table-cell>
          <table:table-cell table:number-columns-repeated="1637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4.3" table:style-name="ce1">
            <text:p>14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83.4" table:style-name="ce1">
            <text:p>83.4</text:p>
          </table:table-cell>
          <table:table-cell office:value-type="float" office:value="16.600000000000001" table:style-name="ce1">
            <text:p>16.6</text:p>
          </table:table-cell>
          <table:table-cell table:number-columns-repeated="1637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15.2" table:style-name="ce1">
            <text:p>15.2</text:p>
          </table:table-cell>
          <table:table-cell office:value-type="float" office:value="0.1" table:style-name="ce1">
            <text:p>0.1</text:p>
          </table:table-cell>
          <table:table-cell office:value-type="float" office:value="11.8" table:style-name="ce1">
            <text:p>11.8</text:p>
          </table:table-cell>
          <table:table-cell office:value-type="float" office:value="88.100000000000009" table:style-name="ce1">
            <text:p>88.1</text:p>
          </table:table-cell>
          <table:table-cell table:number-columns-repeated="1637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725000000000001" table:style-name="ce1">
            <text:p>31.725</text:p>
          </table:table-cell>
          <table:table-cell office:value-type="float" office:value="9.4250000000000007" table:style-name="ce1">
            <text:p>9.42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8.675000000000004" table:style-name="ce1">
            <text:p>58.675</text:p>
          </table:table-cell>
          <table:table-cell office:value-type="float" office:value="41.150000000000006" table:style-name="ce1">
            <text:p>41.1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8.9" table:style-name="ce1">
            <text:p>8.9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87.9" table:style-name="ce1">
            <text:p>87.9</text:p>
          </table:table-cell>
          <table:table-cell office:value-type="float" office:value="10.4" table:style-name="ce1">
            <text:p>10.4</text:p>
          </table:table-cell>
          <table:table-cell table:number-columns-repeated="1637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8.8" table:style-name="ce1">
            <text:p>18.8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22.400000000000002" table:style-name="ce1">
            <text:p>22.4</text:p>
          </table:table-cell>
          <table:table-cell table:number-columns-repeated="1637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3.2" table:style-name="ce1">
            <text:p>13.2</text:p>
          </table:table-cell>
          <table:table-cell office:value-type="float" office:value="86.699999999999989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24.4" table:style-name="ce1">
            <text:p>24.4</text:p>
          </table:table-cell>
          <table:table-cell office:value-type="float" office:value="0.1" table:style-name="ce1">
            <text:p>0.1</text:p>
          </table:table-cell>
          <table:table-cell office:value-type="float" office:value="42.2" table:style-name="ce1">
            <text:p>42.2</text:p>
          </table:table-cell>
          <table:table-cell office:value-type="float" office:value="57.6" table:style-name="ce1">
            <text:p>57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125" table:style-name="ce1">
            <text:p>33.125</text:p>
          </table:table-cell>
          <table:table-cell office:value-type="float" office:value="11.149999999999999" table:style-name="ce1">
            <text:p>11.15</text:p>
          </table:table-cell>
          <table:table-cell office:value-type="float" office:value="0.42500000000000004" table:style-name="ce1">
            <text:p>0.425</text:p>
          </table:table-cell>
          <table:table-cell office:value-type="float" office:value="55.224999999999994" table:style-name="ce1">
            <text:p>55.225</text:p>
          </table:table-cell>
          <table:table-cell office:value-type="float" office:value="44.274999999999999" table:style-name="ce1">
            <text:p>44.2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90.4" table:style-name="ce1">
            <text:p>90.4</text:p>
          </table:table-cell>
          <table:table-cell office:value-type="float" office:value="9.3999999999999986" table:style-name="ce1">
            <text:p>9.4</text:p>
          </table:table-cell>
          <table:table-cell table:number-columns-repeated="1637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22.1" table:style-name="ce1">
            <text:p>22.1</text:p>
          </table:table-cell>
          <table:table-cell table:number-columns-repeated="1637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3.2" table:style-name="ce1">
            <text:p>73.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2" table:style-name="ce1">
            <text:p>0.2</text:p>
          </table:table-cell>
          <table:table-cell office:value-type="float" office:value="9.9" table:style-name="ce1">
            <text:p>9.9</text:p>
          </table:table-cell>
          <table:table-cell office:value-type="float" office:value="89.800000000000011" table:style-name="ce1">
            <text:p>89.8</text:p>
          </table:table-cell>
          <table:table-cell table:number-columns-repeated="1637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1.1" table:style-name="ce1">
            <text:p>31.1</text:p>
          </table:table-cell>
          <table:table-cell office:value-type="float" office:value="20.8" table:style-name="ce1">
            <text:p>20.8</text:p>
          </table:table-cell>
          <table:table-cell office:value-type="float" office:value="0.1" table:style-name="ce1">
            <text:p>0.1</text:p>
          </table:table-cell>
          <table:table-cell office:value-type="float" office:value="48" table:style-name="ce1">
            <text:p>48</text:p>
          </table:table-cell>
          <table:table-cell office:value-type="float" office:value="51.900000000000006" table:style-name="ce1">
            <text:p>51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9" table:style-name="ce1">
            <text:p>32.9</text:p>
          </table:table-cell>
          <table:table-cell office:value-type="float" office:value="10.4" table:style-name="ce1">
            <text:p>10.4</text:p>
          </table:table-cell>
          <table:table-cell office:value-type="float" office:value="0.15" table:style-name="ce1">
            <text:p>0.15</text:p>
          </table:table-cell>
          <table:table-cell office:value-type="float" office:value="56.550000000000004" table:style-name="ce1">
            <text:p>56.55</text:p>
          </table:table-cell>
          <table:table-cell office:value-type="float" office:value="43.300000000000004" table:style-name="ce1">
            <text:p>43.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7H58M28.000S" table:style-name="ce9">
            <text:p>11:58:2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89.7" table:style-name="ce1">
            <text:p>89.7</text:p>
          </table:table-cell>
          <table:table-cell office:value-type="float" office:value="9.4" table:style-name="ce1">
            <text:p>9.4</text:p>
          </table:table-cell>
          <table:table-cell table:number-columns-repeated="16378"/>
        </table:table-row>
        <table:table-row table:style-name="ro1">
          <table:table-cell office:value-type="time" office:time-value="PT983627H58M58.000S" table:style-name="ce9">
            <text:p>11:58:58</text:p>
          </table:table-cell>
          <table:table-cell office:value-type="float" office:value="19.3" table:style-name="ce1">
            <text:p>19.3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22.5" table:style-name="ce1">
            <text:p>22.5</text:p>
          </table:table-cell>
          <table:table-cell table:number-columns-repeated="16378"/>
        </table:table-row>
        <table:table-row table:style-name="ro1">
          <table:table-cell office:value-type="time" office:time-value="PT983627H59M28.000S" table:style-name="ce9">
            <text:p>11:59:28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14.3" table:style-name="ce1">
            <text:p>14.3</text:p>
          </table:table-cell>
          <table:table-cell office:value-type="float" office:value="85.699999999999989" table:style-name="ce1">
            <text:p>85.7</text:p>
          </table:table-cell>
          <table:table-cell table:number-columns-repeated="16378"/>
        </table:table-row>
        <table:table-row table:style-name="ro1">
          <table:table-cell office:value-type="time" office:time-value="PT983627H59M58.000S" table:style-name="ce9">
            <text:p>11:59:58</text:p>
          </table:table-cell>
          <table:table-cell office:value-type="float" office:value="30.3" table:style-name="ce1">
            <text:p>30.3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50.4" table:style-name="ce1">
            <text:p>50.4</text:p>
          </table:table-cell>
          <table:table-cell office:value-type="float" office:value="49.3" table:style-name="ce1">
            <text:p>49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5" table:style-name="ce1">
            <text:p>32.5</text:p>
          </table:table-cell>
          <table:table-cell office:value-type="float" office:value="9.2249999999999996" table:style-name="ce1">
            <text:p>9.22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58.000000000000007" table:style-name="ce1">
            <text:p>58</text:p>
          </table:table-cell>
          <table:table-cell office:value-type="float" office:value="41.724999999999994" table:style-name="ce1">
            <text:p>41.7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16T10:08:48Z</meta:creation-date>
    <dc:date>2012-03-16T10:09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